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rivenBeanTestController.getServiceName( Message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DrivenBeanTestController.getTestCaller( MessageDrivenBean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TestController.handleRequest( ImplicitObjects theObjec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